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760000006278E4A27A.png"/>
  <manifest:file-entry manifest:media-type="image/png" manifest:full-path="Pictures/100000000000015E000000B82A54874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2" style:family="paragraph" style:parent-style-name="Text_20_body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4" style:family="paragraph" style:parent-style-name="Heading_20_1" style:master-page-name="First_20_Page">
      <style:paragraph-properties style:page-number="1"/>
    </style:style>
    <style:style style:name="P5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6" style:family="paragraph" style:parent-style-name="Contents_20_Heading" style:master-page-name="Index">
      <style:paragraph-properties style:page-number="auto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3"><draw:frame draw:style-name="fr1" draw:name="images1" text:anchor-type="paragraph" svg:x="2.335cm" svg:y="1.238cm" svg:width="4.163cm" svg:height="3.455cm" draw:z-index="0"><draw:image xlink:href="Pictures/10000201000000760000006278E4A27A.png" xlink:type="simple" xlink:show="embed" xlink:actuate="onLoad"/></draw:frame><draw:frame draw:style-name="fr1" draw:name="images2" text:anchor-type="paragraph" svg:x="8.807cm" svg:y="1.277cm" svg:width="7.865cm" svg:height="3.554cm" draw:z-index="1"><draw:image xlink:href="Pictures/100000000000015E000000B82A548747.png" xlink:type="simple" xlink:show="embed" xlink:actuate="onLoad"/></draw:frame><text:bookmark text:name="il_fi"/> </text:p>
      <text:p text:style-name="P1"/>
      <text:p text:style-name="P1"/>
      <text:p text:style-name="P1"/>
      <text:p text:style-name="P1">Cxf Substitution User Manual</text:p>
      <text:p text:style-name="P2">version: 1.0</text:p>
      <text:p text:style-name="Standard"/>
      <text:p text:style-name="Standard"/>
      <text:p text:style-name="Standard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1_Head">
            <text:p text:style-name="P6">Table des matières</text:p>
          </text:index-title>
          <text:p text:style-name="P5">xcxdsfadfsa<text:tab/>1</text:p>
        </text:index-body>
      </text:table-of-content>
      <text:p text:style-name="Standard"/>
      <text:h text:style-name="P4" text:outline-level="1">xcxdsfadfsa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WenQuanYi Zen Hei Sharp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Index" style:page-layout-name="Mpm2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o Zhang</meta:initial-creator>
    <meta:creation-date>2014-02-11T16:24:36</meta:creation-date>
    <dc:date>2014-02-14T18:01:51.43</dc:date>
    <dc:creator>Hao ZHANG</dc:creator>
    <meta:editing-duration>PT20M16S</meta:editing-duration>
    <meta:editing-cycles>4</meta:editing-cycles>
    <meta:generator>OpenOffice/4.0.1$Win32 OpenOffice.org_project/401m5$Build-9714</meta:generator>
    <meta:document-statistic meta:table-count="0" meta:image-count="2" meta:object-count="0" meta:page-count="3" meta:paragraph-count="6" meta:word-count="12" meta:character-count="83"/>
  </office:meta>
</office:document-meta>
</file>